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6" style:family="paragraph" style:parent-style-name="No_20_Spacing">
      <style:paragraph-properties fo:margin-left="0cm" fo:margin-right="0cm" fo:text-align="center" style:justify-single-word="false" fo:text-indent="0cm" style:auto-text-indent="false"/>
    </style:style>
    <style:style style:name="P7"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8"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color="#000000"/>
    </style:style>
    <style:style style:name="P9"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font-weight="bold"/>
    </style:style>
    <style:style style:name="P10"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12" style:family="paragraph" style:parent-style-name="No_20_Spacing">
      <style:paragraph-properties fo:text-align="center" style:justify-single-word="false"/>
    </style:style>
    <style:style style:name="P13" style:family="paragraph" style:parent-style-name="No_20_Spacing">
      <style:paragraph-properties>
        <style:tab-stops>
          <style:tab-stop style:position="2.007cm"/>
          <style:tab-stop style:position="13.7cm"/>
        </style:tab-stops>
      </style:paragraph-properties>
    </style:style>
    <style:style style:name="P14" style:family="paragraph" style:parent-style-name="No_20_Spacing">
      <style:paragraph-properties>
        <style:tab-stops>
          <style:tab-stop style:position="2.007cm"/>
        </style:tab-stops>
      </style:paragraph-properties>
      <style:text-properties fo:font-weight="bold"/>
    </style:style>
    <style:style style:name="P15" style:family="paragraph" style:parent-style-name="No_20_Spacing">
      <style:paragraph-properties fo:text-align="center" style:justify-single-word="false">
        <style:tab-stops>
          <style:tab-stop style:position="2.007cm"/>
        </style:tab-stops>
      </style:paragraph-properties>
      <style:text-properties fo:font-weight="bold"/>
    </style:style>
    <style:style style:name="P16" style:family="paragraph" style:parent-style-name="No_20_Spacing">
      <style:paragraph-properties>
        <style:tab-stops>
          <style:tab-stop style:position="2.007cm"/>
          <style:tab-stop style:position="13.7cm"/>
        </style:tab-stops>
      </style:paragraph-properties>
      <style:text-properties fo:font-weight="bold"/>
    </style:style>
    <style:style style:name="P17" style:family="paragraph" style:parent-style-name="Standard">
      <style:paragraph-properties fo:margin-top="0cm" fo:margin-bottom="0cm" loext:contextual-spacing="false" fo:line-height="15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50%"/>
      <style:text-properties style:font-name="Arial" fo:font-weight="bold" style:font-name-complex="Arial"/>
    </style:style>
    <style:style style:name="P20"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21"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22" style:family="paragraph" style:parent-style-name="Normal_20__28_Web_29_">
      <style:paragraph-properties fo:margin-top="0cm" fo:margin-bottom="0cm" loext:contextual-spacing="false" fo:line-height="150%"/>
    </style:style>
    <style:style style:name="P23"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4" style:family="paragraph" style:parent-style-name="Normal_20__28_Web_29_">
      <style:paragraph-properties fo:margin-top="0cm" fo:margin-bottom="0cm" loext:contextual-spacing="false" fo:line-height="150%"/>
      <style:text-properties style:font-name="Arial" style:font-name-complex="Arial"/>
    </style:style>
    <style:style style:name="P25" style:family="paragraph" style:parent-style-name="Local_20_e_20_Ano_20_de_20_Entrega">
      <style:paragraph-properties fo:margin-top="0cm" fo:margin-bottom="0cm" loext:contextual-spacing="false"/>
      <style:text-properties fo:color="#000000"/>
    </style:style>
    <style:style style:name="P26"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style>
    <style:style style:name="P27"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font-weight="bold"/>
    </style:style>
    <style:style style:name="P28"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color="#000000"/>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066b3" officeooo:paragraph-rsid="000066b3"/>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36"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37"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3cm" style:auto-text-indent="false"/>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style:font-name-complex="Arial"/>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fo:background-color="#ffffff" style:font-name-complex="Ari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fo:background-color="#ffffff" style:font-name-complex="Ari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46"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style:font-name="Arial" fo:font-size="12pt" fo:font-weight="bold" style:font-name-complex="Arial"/>
    </style:style>
    <style:style style:name="P47"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fo:color="#ff0000" style:font-name="Arial" fo:font-size="12pt" fo:font-weight="bold" style:font-name-complex="Arial"/>
    </style:style>
    <style:style style:name="P48" style:family="paragraph" style:parent-style-name="Natureza_20_do_20_Trabalho">
      <style:text-properties fo:font-size="12pt"/>
    </style:style>
    <style:style style:name="P49" style:family="paragraph" style:parent-style-name="Nome_20_do_20_Autor_20_e_20_Curso">
      <style:text-properties fo:font-size="12pt"/>
    </style:style>
    <style:style style:name="P50" style:family="paragraph" style:parent-style-name="Standard">
      <style:text-properties style:font-name="Arial" fo:font-size="12pt" style:font-name-complex="Arial"/>
    </style:style>
    <style:style style:name="P51" style:family="paragraph" style:parent-style-name="Standard">
      <style:text-properties style:font-name="Arial" fo:font-size="12pt" fo:font-weight="bold" style:font-name-complex="Arial"/>
    </style:style>
    <style:style style:name="P52" style:family="paragraph" style:parent-style-name="Standard">
      <style:text-properties fo:font-weight="bold"/>
    </style:style>
    <style:style style:name="P53" style:family="paragraph" style:parent-style-name="Standard">
      <style:paragraph-properties fo:margin-left="-1.998cm" fo:margin-right="-1.752cm" fo:margin-top="0cm" fo:margin-bottom="0cm" loext:contextual-spacing="false" fo:line-height="100%" fo:text-indent="0cm" style:auto-text-indent="false"/>
      <style:text-properties fo:font-size="10pt"/>
    </style:style>
    <style:style style:name="P54" style:family="paragraph" style:parent-style-name="Standard" style:master-page-name="">
      <loext:graphic-properties draw:fill="none"/>
      <style:paragraph-properties fo:margin-left="0.101cm" fo:margin-right="-1.7cm" fo:margin-top="0cm" fo:margin-bottom="0cm" loext:contextual-spacing="false" fo:line-height="100%" fo:text-align="justify" style:justify-single-word="false" fo:text-indent="0cm" style:auto-text-indent="false" style:page-number="auto" fo:background-color="transparent"/>
      <style:text-properties fo:font-size="10pt" officeooo:paragraph-rsid="000210eb"/>
    </style:style>
    <style:style style:name="P55"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text-indent="0cm" style:auto-text-indent="false" style:page-number="auto" fo:background-color="transparent"/>
      <style:text-properties officeooo:paragraph-rsid="000210eb"/>
    </style:style>
    <style:style style:name="P56" style:family="paragraph" style:parent-style-name="Normal_20__28_Web_29_">
      <style:paragraph-properties fo:margin-top="0cm" fo:margin-bottom="0cm" loext:contextual-spacing="false" fo:line-height="150%"/>
      <style:text-properties style:font-name="Arial" style:font-name-complex="Arial"/>
    </style:style>
    <style:style style:name="P57"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58" style:family="paragraph" style:parent-style-name="Heading_20_1" style:list-style-name="WWNum5">
      <style:text-properties fo:background-color="#ffffff"/>
    </style:style>
    <style:style style:name="P59" style:family="paragraph" style:parent-style-name="Heading_20_1" style:list-style-name="L2">
      <style:paragraph-properties fo:margin-left="0.635cm" fo:margin-right="0cm" fo:text-indent="-0.633cm" style:auto-text-indent="false"/>
    </style:style>
    <style:style style:name="P60" style:family="paragraph" style:parent-style-name="Heading_20_1" style:list-style-name="WWNum5">
      <style:paragraph-properties fo:break-before="page"/>
    </style:style>
    <style:style style:name="P61" style:family="paragraph" style:parent-style-name="List_20_Paragraph" style:list-style-name="WWNum13">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3pt" fo:background-color="#ffffff" style:font-name-complex="Arial"/>
    </style:style>
    <style:style style:name="P62" style:family="paragraph" style:parent-style-name="List_20_Paragraph" style:list-style-name="WWNum12">
      <style:paragraph-properties fo:margin-left="0cm" fo:margin-right="0cm" fo:margin-top="0cm" fo:margin-bottom="0cm" loext:contextual-spacing="false" fo:line-height="150%" fo:text-indent="1.501cm" style:auto-text-indent="false"/>
      <style:text-properties fo:color="#ff0000" style:font-name="Arial" fo:font-size="12pt" style:font-name-complex="Arial"/>
    </style:style>
    <style:style style:name="P63"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64" style:family="paragraph" style:parent-style-name="Local_20_e_20_Ano_20_de_20_Entrega">
      <style:paragraph-properties fo:margin-top="0cm" fo:margin-bottom="0cm" loext:contextual-spacing="false"/>
      <style:text-properties fo:color="#000000"/>
    </style:style>
    <style:style style:name="P65" style:family="paragraph" style:parent-style-name="Standard">
      <style:paragraph-properties fo:margin-top="0cm" fo:margin-bottom="0cm" loext:contextual-spacing="false" fo:line-height="150%" fo:text-align="justify" style:justify-single-word="false"/>
      <style:text-properties style:font-name="Arial" fo:font-size="12pt" fo:background-color="#ffffff" style:font-name-complex="Arial"/>
    </style:style>
    <style:style style:name="P66"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67" style:family="paragraph" style:parent-style-name="Standard" style:list-style-name="WWNum15">
      <style:paragraph-properties fo:margin-top="0cm" fo:margin-bottom="0cm" loext:contextual-spacing="false" fo:line-height="150%" fo:text-align="justify" style:justify-single-word="false"/>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69"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210eb" officeooo:paragraph-rsid="000210eb" style:font-name-complex="Arial"/>
    </style:style>
    <style:style style:name="P70"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3788b" officeooo:paragraph-rsid="0003788b" style:font-name-complex="Ari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bold" fo:background-color="#ffffff" style:font-name-complex="Arial"/>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76" style:family="paragraph" style:parent-style-name="Standard">
      <style:paragraph-properties fo:margin-top="0cm" fo:margin-bottom="0.635cm" loext:contextual-spacing="false" fo:text-align="justify" style:justify-single-word="false"/>
      <style:text-properties fo:color="#ff0000" style:font-name="Arial" fo:font-size="12pt" style:font-name-complex="Arial"/>
    </style:style>
    <style:style style:name="P77" style:family="paragraph" style:parent-style-name="TOC_20_Heading" style:list-style-name="L1" style:master-page-name="MasterPage3">
      <style:paragraph-properties fo:text-align="center" style:justify-single-word="false" style:page-number="auto"/>
      <style:text-properties fo:color="#000000" style:font-name="Arial" fo:font-size="12pt" fo:font-weight="bold" style:font-name-complex="Arial"/>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style:text-underline-style="solid" style:text-underline-width="auto" style:text-underline-color="font-color" fo:font-weight="bold" style:font-name-complex="Arial"/>
    </style:style>
    <style:style style:name="T97" style:family="text">
      <style:text-properties style:font-name="Arial" fo:font-size="13pt" fo:background-color="#ffffff" loext:char-shading-value="0" style:font-name-complex="Arial"/>
    </style:style>
    <style:style style:name="T98" style:family="text">
      <style:text-properties style:font-name="Arial" fo:font-size="13pt" style:text-underline-style="solid" style:text-underline-width="auto" style:text-underline-color="font-color" fo:background-color="#ffffff" loext:char-shading-value="0" style:font-name-complex="Arial"/>
    </style:style>
    <style:style style:name="T99" style:family="text">
      <style:text-properties fo:font-size="12pt"/>
    </style:style>
    <style:style style:name="T100" style:family="text">
      <style:text-properties fo:color="#000000" style:font-name="Arial" fo:font-size="12pt" style:font-name-complex="Arial"/>
    </style:style>
    <style:style style:name="T101" style:family="text">
      <style:text-properties fo:color="#000000" style:font-name="Arial" fo:font-size="12pt" officeooo:rsid="0000233a" style:font-name-complex="Arial"/>
    </style:style>
    <style:style style:name="T102" style:family="text">
      <style:text-properties fo:color="#000000" style:font-name="Arial" fo:font-size="12pt" officeooo:rsid="00010099" style:font-name-complex="Arial"/>
    </style:style>
    <style:style style:name="T103" style:family="text">
      <style:text-properties fo:color="#000000" style:font-name="Arial" fo:font-size="12pt" officeooo:rsid="00017124" style:font-name-complex="Arial"/>
    </style:style>
    <style:style style:name="T104" style:family="text">
      <style:text-properties fo:color="#000000" style:font-name="Arial" fo:font-size="12pt" officeooo:rsid="000210eb" style:font-name-complex="Arial"/>
    </style:style>
    <style:style style:name="T105" style:family="text">
      <style:text-properties fo:color="#000000" style:font-name="Arial" fo:font-size="12pt" officeooo:rsid="0002cadd" style:font-name-complex="Arial"/>
    </style:style>
    <style:style style:name="T106" style:family="text">
      <style:text-properties fo:color="#000000" style:font-name="Arial" style:font-name-complex="Arial"/>
    </style:style>
    <style:style style:name="T107" style:family="text">
      <style:text-properties fo:font-weight="bold"/>
    </style:style>
    <style:style style:name="T108" style:family="text">
      <style:text-properties fo:color="#ff0000" fo:font-size="12pt"/>
    </style:style>
    <style:style style:name="T109" style:family="text">
      <style:text-properties fo:color="#ff0000" fo:font-size="12pt" fo:font-weight="bold"/>
    </style:style>
    <style:style style:name="T110" style:family="text">
      <style:text-properties fo:color="#ff0000" style:font-name="Arial" fo:font-size="12pt" style:font-name-complex="Arial"/>
    </style:style>
    <style:style style:name="T111" style:family="text">
      <style:text-properties fo:color="#ff0000" style:font-name="Arial" fo:font-size="12pt" fo:font-weight="bold" style:font-name-complex="Arial"/>
    </style:style>
    <style:style style:name="T112" style:family="text">
      <style:text-properties fo:color="#ff0000" style:font-name="Arial" fo:font-size="13pt" fo:background-color="#ffffff" loext:char-shading-value="0" style:font-name-complex="Arial"/>
    </style:style>
    <style:style style:name="T113" style:family="text">
      <style:text-properties fo:color="#ff0000" style:font-name="Arial" fo:font-size="13pt" style:text-underline-style="solid" style:text-underline-width="auto" style:text-underline-color="font-color" fo:background-color="#ffffff" loext:char-shading-value="0" style:font-name-complex="Arial"/>
    </style:style>
    <style:style style:name="T114" style:family="text">
      <style:text-properties style:font-name="Calibri" fo:font-size="11pt" fo:font-weight="bold" style:font-name-complex="Calibri"/>
    </style:style>
    <style:style style:name="T115" style:family="text">
      <style:text-properties style:font-name="arial" fo:font-size="12pt" officeooo:rsid="00017124"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OGO DA UNIVERSIDADE</text:p>
      <text:p text:style-name="Standard"/>
      <text:p text:style-name="Standard">__________________________________________________________________________________</text:p>
      <text:p text:style-name="P50"/>
      <text:p text:style-name="P49">SISTEMA DE ENSINO PRESENCIAL CONECTADO</text:p>
      <text:p text:style-name="P6">CURSO: BACHARELADO EM SERVIÇO SOCIAL</text:p>
      <text:p text:style-name="P12"/>
      <text:p text:style-name="P7">ROSA MARIA DOS SAN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PLANO ADAPTADO COVID</text:p>
      <text:p text:style-name="P9">ESTÁGIO III</text:p>
      <text:p text:style-name="P15"/>
      <text:p text:style-name="P15"/>
      <text:p text:style-name="P15"/>
      <text:p text:style-name="P15"/>
      <text:p text:style-name="P15"/>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50"/>
      <text:p text:style-name="P50">___________________________________________________________________</text:p>
      <text:p text:style-name="P25">Brejo Santo-Ceará</text:p>
      <text:p text:style-name="P8">2022</text:p>
      <text:p text:style-name="P16"/>
      <text:p text:style-name="P7">ROSA MARIA DOS SANT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LANO ADAPTADO COVID</text:p>
      <text:p text:style-name="P9">ESTÁGIO III</text:p>
      <text:p text:style-name="P15"/>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27"/>
      <text:p text:style-name="Natureza_20_do_20_Trabalho"><text:span text:style-name="T99">Trabalho apresentado ao Curso </text:span><text:span text:style-name="T109">XXXXXX</text:span><text:span text:style-name="T99"> da Universidade </text:span><text:span text:style-name="T109">XXXXXXX,</text:span><text:span text:style-name="T108"> </text:span><text:span text:style-name="T99">para a disciplina de Estágio Obrigatório III.</text:span></text:p>
      <text:p text:style-name="P48"/>
      <text:p text:style-name="P48">Professor da disciplina: </text:p>
      <text:p text:style-name="P48"/>
      <text:p text:style-name="P26"/>
      <text:p text:style-name="P26"/>
      <text:p text:style-name="P26"/>
      <text:p text:style-name="P26"/>
      <text:p text:style-name="P28"/>
      <text:p text:style-name="P25"/>
      <text:p text:style-name="P25">Brejo Santo-Ceará</text:p>
      <text:p text:style-name="P8">2022</text:p>
      <text:p text:style-name="P13"><text:bookmark text:name="_GoBack"/></text:p>
      <text:list xml:id="list808977726" text:style-name="L1">
        <text:list-item>
          <text:p text:style-name="P77">SUMÁRIO</text:p>
        </text:list-item>
      </text:list>
      <text:p text:style-name="P52"/>
      <text:p text:style-name="P5"/>
      <text:p text:style-name="Standard"/>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T107">1.</text:span></text:a><text:a xlink:type="simple" xlink:href="#_Toc64549381" text:style-name="Internet_20_link" text:visited-style-name="Visited_20_Internet_20_Link"><text:span text:style-name="T114"><text:tab/></text:span></text:a><text:a xlink:type="simple" xlink:href="#_Toc64549381" text:style-name="Internet_20_link" text:visited-style-name="Visited_20_Internet_20_Link"><text:span text:style-name="T107">INTRODUÇÃO<text:tab/></text:span></text:a><text:a xlink:type="simple" xlink:href="#_Toc64549381" text:style-name="Internet_20_link" text:visited-style-name="Visited_20_Internet_20_Link"><text:span text:style-name="T107">4</text:span></text:a></text:p>
          <text:p text:style-name="P3"><text:a xlink:type="simple" xlink:href="#_Toc64549382" text:style-name="Internet_20_link" text:visited-style-name="Visited_20_Internet_20_Link"><text:span text:style-name="T107">2.</text:span></text:a><text:a xlink:type="simple" xlink:href="#_Toc64549382" text:style-name="Internet_20_link" text:visited-style-name="Visited_20_Internet_20_Link"><text:span text:style-name="T114"><text:tab/></text:span></text:a><text:a xlink:type="simple" xlink:href="#_Toc64549382" text:style-name="Internet_20_link" text:visited-style-name="Visited_20_Internet_20_Link"><text:span text:style-name="T107">DESENVOLVIMENTO<text:tab/></text:span></text:a><text:a xlink:type="simple" xlink:href="#_Toc64549382" text:style-name="Internet_20_link" text:visited-style-name="Visited_20_Internet_20_Link"><text:span text:style-name="T107">4</text:span></text:a></text:p>
          <text:p text:style-name="P17"><text:span text:style-name="T94">2.1 </text:span><text:span text:style-name="T95">ATIVIDADE: Conhecer a Instituição estudada e sua utilidade no âmbito do território onde está localizada, com destaque para a atuação do assistente social dentro do serviço..........................................................................................................................5</text:span></text:p>
          <text:p text:style-name="P65">2.2 ATIVIDADE: Conhecer a atuação do assistente social (Gestor, Coordenador, responsável por alguma atividade específica), a organização desse serviço escolhido e as etapas do processo de acolhida e atendimento junto ao público.........................6</text:p>
          <text:p text:style-name="P65">2.3 ATIVIDADE: Elaboração do Relatório Final de Estágio.........................................7</text:p>
          <text:p text:style-name="P4"><text:a xlink:type="simple" xlink:href="#_Toc64549383" text:style-name="Internet_20_link" text:visited-style-name="Visited_20_Internet_20_Link"><text:span text:style-name="T107">REFERÊNCIA BIBLIOGRAFICA<text:tab/></text:span></text:a><text:a xlink:type="simple" xlink:href="#_Toc64549383" text:style-name="Internet_20_link" text:visited-style-name="Visited_20_Internet_20_Link"><text:span text:style-name="T107">6</text:span></text:a></text:p>
          <text:p text:style-name="P19"/>
          <text:p text:style-name="Standard"/>
        </text:index-body>
      </text:table-of-content>
      <text:p text:style-name="P10"/>
      <text:p text:style-name="P50"/>
      <text:p text:style-name="P50"/>
      <text:p text:style-name="P50"><text:soft-page-break/></text:p>
      <text:p text:style-name="P50"/>
      <text:p text:style-name="P50"/>
      <text:p text:style-name="P50"/>
      <text:p text:style-name="P50"/>
      <text:p text:style-name="P51"/>
      <text:list xml:id="list2755148369" text:style-name="WWNum5">
        <text:list-item>
          <text:p text:style-name="P60">INTRODUÇÃO</text:p>
        </text:list-item>
      </text:list>
      <text:p text:style-name="Standard"/>
      <text:p text:style-name="P29"><text:span text:style-name="T100">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text:span><text:span text:style-name="T101">e</text:span><text:span text:style-name="T100"> seu inicio na cidade acima em 198</text:span><text:span text:style-name="T104">1</text:span><text:span text:style-name="T100">, deste então vem elaborando um trabalho assistencialista, educacional e de apoio aos excepcionais de nossa sociedade.</text:span></text:p>
      <text:p text:style-name="P34"><text:span text:style-name="T100">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text:span><text:span text:style-name="T102">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30"/>
      <text:p text:style-name="P31"/>
      <text:p text:style-name="P11"/>
      <text:p text:style-name="P35"/>
      <text:list xml:id="list210541600781447" text:continue-numbering="true" text:style-name="WWNum5">
        <text:list-item>
          <text:p text:style-name="P58"><text:bookmark-start text:name="_Toc523939846"/>DESENVOLVIMENTO</text:p>
        </text:list-item>
      </text:list>
      <text:p text:style-name="P45"/>
      <text:p text:style-name="P45">2.1 ATIVIDADE: Conhecer a Instituição estudada e sua utilidade no âmbito do território onde está localizada, com destaque para a atuação do assistente social dentro do serviço</text:p>
      <text:p text:style-name="P54"><text:tab/></text:p>
      <text:p text:style-name="P55"><text:span text:style-name="T115"><text:tab/>Apae (Associação de Pais e Amigos dos Excepcionais) </text:span><text:span text:style-name="T103">Raio de Luz, situada no município de Brejo Santo, Ceará, </text:span><text:span text:style-name="T104">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text:span><text:span text:style-name="T105">destaco</text:span><text:span text:style-name="T104"> </text:span><text:span text:style-name="T105">a promoção do bem-estar e o ajustamento social dos excepcionais seja no ambiente familiar, de trabalho ou em meio a sociedade como um todo</text:span><text:span text:style-name="T104">, </text:span><text:span text:style-name="T105">e</text:span><text:span text:style-name="T104">stimular os estudos e pesquisas relativas ao Programa de excepcionais, </text:span><text:span text:style-name="T105">d</text:span><text:span text:style-name="T104">esenvolver a cultura</text:span></text:p>
      <text:p text:style-name="P69">especializada e o treinamento de pessoal destinado a trabalhar no campo de educação para excepcionais, auxiliar na manutenção de lares para a pessoa portadora de deficiência.</text:p>
      <text:p text:style-name="P70">Para que se haja o comprimento dos eventuais propostos, é necessário que uma <text:soft-page-break/>parcela de profissionais atuem em conjunto com a instituição e com a família, </text:p>
      <text:p text:style-name="P53"><text:tab/><text:tab/><text:tab/></text:p>
      <text:p text:style-name="P31">Após a leitura do material indicado nas páginas 17 e 18 das orientações do Plano Adaptado Covid, você deve produzir um texto, analisando as principais ideias apontadas pelos autores e os principais aspectos a serem destacados no segmento no qual você realizou o estágio anteriormente, tenha sido ele realizado de forma Presencial ou Adaptado.</text:p>
      <text:p text:style-name="P31">Nesta atividade esperamos que você desenvolva um texto com embasamento teórico respondendo aos seguintes itens:</text:p>
      <text:list xml:id="list186151796" text:style-name="WWNum13">
        <text:list-item>
          <text:p text:style-name="P61">Onde está localizada essa instituição? <text:s text:c="2"/></text:p>
        </text:list-item>
        <text:list-item>
          <text:p text:style-name="P61">Qual sua relevância para a comunidade local? <text:s/></text:p>
        </text:list-item>
        <text:list-item>
          <text:p text:style-name="P61">Que serviços são prestados? </text:p>
        </text:list-item>
        <text:list-item>
          <text:p text:style-name="P61">Quais são as principais atividades desenvolvidas pelo assistente social?</text:p>
        </text:list-item>
      </text:list>
      <text:p text:style-name="P38"><text:span text:style-name="T113">Observação:</text:span><text:span text:style-name="T112"> Todas as perguntas devem ser devidamente respondidas, pois foram pensadas pelos Professores de forma que sejam possíveis de resolução mediante leitura dos materiais disponibilizados e dos vídeos disponíveis no Plano Adaptado.</text:span></text:p>
      <text:p text:style-name="P41"/>
      <text:p text:style-name="P43"/>
      <text:p text:style-name="P43"/>
      <text:p text:style-name="P43"/>
      <text:p text:style-name="P43"/>
      <text:p text:style-name="P43"><text:soft-page-break/></text:p>
      <text:p text:style-name="P43"/>
      <text:p text:style-name="P43"/>
      <text:p text:style-name="P43"/>
      <text:p text:style-name="P43"/>
      <text:p text:style-name="P43"/>
      <text:p text:style-name="P43">2.2 ATIVIDADE: Conhecer a atuação do assistente social (Gestor, Coordenador, responsável por alguma atividade específica), a organização desse serviço escolhido e as etapas do processo de acolhida e atendimento junto ao público.</text:p>
      <text:p text:style-name="P44"/>
      <text:p text:style-name="P31">Após a leitura do material indicado nas páginas 17 e 18 do Plano Adaptado Covid e da realização da Atividade 3.3 você está apto a dar sequência em seu trabalho, trazendo enfoque neste momento ao processo de conhecimento da atuação do Assistente Social na organização escolhida para realização do Estágio, tenha sido ele cursado na modalidade Adaptada ou Presencial.</text:p>
      <text:p text:style-name="P31">Nesta atividade esperamos que você desenvolva um texto com embasamento teórico respondendo aos seguintes itens:</text:p>
      <text:p text:style-name="P40"/>
      <text:list xml:id="list2742205097" text:style-name="WWNum12">
        <text:list-item>
          <text:p text:style-name="P62">O assistente social atua em que âmbito?</text:p>
        </text:list-item>
        <text:list-item>
          <text:p text:style-name="P62">Qual a principal política pública correlacionada ao serviço? <text:s text:c="2"/></text:p>
        </text:list-item>
        <text:list-item>
          <text:p text:style-name="P62">Quais são as principais atividades desenvolvidas pelo assistente social na instituição?</text:p>
        </text:list-item>
        <text:list-item>
          <text:p text:style-name="P62"><text:soft-page-break/>Você teve a oportunidade de participar de atendimentos ao público junto com o assistente social? </text:p>
        </text:list-item>
        <text:list-item>
          <text:p text:style-name="P62">Quais foram suas percepções?</text:p>
        </text:list-item>
        <text:list-item>
          <text:p text:style-name="P62">Como você avaliaria o serviço prestado? <text:s text:c="2"/></text:p>
        </text:list-item>
        <text:list-item>
          <text:p text:style-name="P62">Quais os maiores desafios da prática profissional que você identificou?</text:p>
        </text:list-item>
        <text:list-item>
          <text:p text:style-name="P62">Relacione os desafios identificados com a conjuntura histórica e política, segundo palestra da Prof. Yolanda Guerra.</text:p>
        </text:list-item>
      </text:list>
      <text:p text:style-name="P39"/>
      <text:p text:style-name="P38"><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39"/>
      <text:p text:style-name="P39"/>
      <text:p text:style-name="P39"/>
      <text:p text:style-name="P39"/>
      <text:p text:style-name="P73">2.3 ATIVIDADE: Elaboração do Relatório Final de Estágio</text:p>
      <text:p text:style-name="P39"/>
      <text:p text:style-name="P33">O relatório final de estágio deve ser construído em forma de texto corrido e responder aos dois questionamentos abaixo:</text:p>
      <text:p text:style-name="P33"/>
      <text:p text:style-name="P73">1. Avaliação das ações realizadas (projetos, programas, atendimentos). Avalie as atividades sob o enfoque dos eixos de avaliação: eficiência, eficácia <text:soft-page-break/>e efetividade.</text:p>
      <text:p text:style-name="P33"/>
      <text:p text:style-name="P32">Este item prevê que o aluno descreve os projetos, programas e atendimentos que a instituição escolhida para elaborar o relatório realiza. Se você fez o Plano Adaptado nos semestres anteriores, utilize o material bibliográfico coletado nos sites, livros e documentos das instituições para responder este item.</text:p>
      <text:p text:style-name="P32">Espera-se que você analise os programas, projetos e atendimentos no que tange a sua eficiência, eficácia e efetividade.</text:p>
      <text:p text:style-name="P33"/>
      <text:p text:style-name="P73">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p>
      <text:p text:style-name="P33"/>
      <text:p text:style-name="P32">O objetivo deste tópico é que o aluno aplique os conhecimentos obtidos através da análise dos materiais coletados durante o estágio (documentos, leituras etc.)., relacionando com as Legislações em vigência no nosso campo de atuação, como por exemplo: Lei de Regulamentação da Profissão, no Código de Ética Profissional e dentre outros.</text:p>
      <text:p text:style-name="P42"/>
      <text:p text:style-name="P38"><text:span text:style-name="T98">Observação:</text:span><text:span text:style-name="T97"> Todas as perguntas devem ser devidamente respondidas, pois foram pensadas pelos Professores de forma que sejam </text:span><text:soft-page-break/><text:span text:style-name="T97">possíveis de resolução mediante leitura dos materiais disponibilizados e dos vídeos disponíveis no Plano Adaptado.</text:span></text:p>
      <text:p text:style-name="P44"/>
      <text:list xml:id="list3819969061" text:style-name="L2">
        <text:list-item>
          <text:p text:style-name="P59">REFERÊNCIA BIBLIOGRAFI<text:bookmark-end text:name="_Toc523939846"/>CA</text:p>
        </text:list-item>
      </text:list>
      <text:p text:style-name="P46"/>
      <text:p text:style-name="P37">- Deve ser em ordem alfabética;</text:p>
      <text:p text:style-name="P37">- Espaçamento simples;</text:p>
      <text:p text:style-name="P36"><text:span text:style-name="T111">- </text:span><text:span text:style-name="T110">Quando utilizar mais de uma citação da mesma fonte, como por exemplo mais de uma lei, você deve utilizar a linha tracejada, conforme o exemplo que segue;</text:span></text:p>
      <text:p text:style-name="P47"/>
      <text:p text:style-name="P76">EXEMPLOS DE COMO ELABORAR REFERÊNCIA:</text:p>
      <text:p text:style-name="P18"><text:span text:style-name="T110">BRASIL. </text:span><text:span text:style-name="T111">Constituição da República Federativa do Brasil</text:span><text:span text:style-name="T110">. 31. ed. São Paulo: Saraiva, 2003.</text:span></text:p>
      <text:p text:style-name="P20"/>
      <text:p text:style-name="P18"><text:span text:style-name="T110">______. </text:span><text:span text:style-name="T111">Orientações técnicas</text:span><text:span text:style-name="T110">: centro de referência de assistência social. 1. ed. Brasília: Ministério do Desenvolvimento Social e Combate à Fome, 2009.</text:span></text:p>
      <text:p text:style-name="P20"/>
      <text:p text:style-name="P18"><text:span text:style-name="T110">______. </text:span><text:span text:style-name="T111">Resolução nº 109, de 11 de novembro de 2009</text:span><text:span text:style-name="T110">. Aprova a Tipificação Nacional de Serviços Socioassistenciais. Brasília, 2009.</text:span></text:p>
      <text:p text:style-name="P20"/>
      <text:p text:style-name="P18"><text:span text:style-name="T110">CRESS – CONSELHO REGIONAL DE SERVIÇO SOCIAL. </text:span><text:span text:style-name="T111">A profissão de serviço social</text:span><text:span text:style-name="T110">. Disponível em: &lt;http://www.cress-sc.org.br/servicosocial/profissao.php&gt;. Acesso em: out. 2015.</text:span></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bookmark-start text:name="_Hlk64617374"/>DICAS QUANTO AS NORMAS DA ABNT:</text:p>
      <text:p text:style-name="P21"/>
      <text:p text:style-name="P20"/>
      <text:p text:style-name="P23">Margens:</text:p>
      <text:list xml:id="list773189556" text:style-name="WWNum14">
        <text:list-item>
          <text:list>
            <text:list-item>
              <text:p text:style-name="P66">Esquerda e superior com 3 cm</text:p>
            </text:list-item>
            <text:list-item>
              <text:p text:style-name="P66">Direita e inferior com 2 cm</text:p>
            </text:list-item>
          </text:list>
        </text:list-item>
        <text:list-item>
          <text:p text:style-name="P66">Fonte Arial ou Times New Roman, com tamanhos específicos para cada finalidade:</text:p>
          <text:list>
            <text:list-item>
              <text:p text:style-name="P66">Tamanho 12 para texto</text:p>
            </text:list-item>
            <text:list-item>
              <text:p text:style-name="P66"><text:soft-page-break/>Tamanho 14 em negrito para títulos</text:p>
            </text:list-item>
            <text:list-item>
              <text:p text:style-name="P66">Tamanho 10 para citações e notas de rodapé</text:p>
            </text:list-item>
          </text:list>
        </text:list-item>
        <text:list-item>
          <text:p text:style-name="P66">Cor da fonte deverá ser preta em todo o trabalho</text:p>
        </text:list-item>
        <text:list-item>
          <text:p text:style-name="P66">Colocar o texto justificado</text:p>
        </text:list-item>
        <text:list-item>
          <text:p text:style-name="P66">Espaçamento de 1,5 no texto</text:p>
        </text:list-item>
        <text:list-item>
          <text:p text:style-name="P66">Espaçamento de 1,0 para citação longa</text:p>
        </text:list-item>
        <text:list-item>
          <text:p text:style-name="P66">Parágrafo de 1,25.</text:p>
        </text:list-item>
      </text:list>
      <text:p text:style-name="P23"/>
      <text:p text:style-name="P23">As citações podem ser:</text:p>
      <text:p text:style-name="P24"/>
      <text:list xml:id="list3346304299" text:style-name="WWNum15">
        <text:list-item>
          <text:p text:style-name="P67"><text:span text:style-name="T96">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67"><text:span text:style-name="T96">Indiretas:</text:span><text:span text:style-name="T94"> ocorre quando “o texto é redigido pelo autor do trabalho baseado na obra do autor consultado, ou seja, sem cópia literal. Deve aparecer sem aspas”. (UNOPAR, 2019).</text:span></text:p>
        </text:list-item>
        <text:list-item>
          <text:p text:style-name="P67"><text:span text:style-name="T96">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3"/>
      <text:p text:style-name="P23"><text:soft-page-break/>Referências: </text:p>
      <text:p text:style-name="P24"/>
      <text:p text:style-name="P24">• Deve ser apresentada em Alfabética;</text:p>
      <text:p text:style-name="P24">• As referências devem aparecer no final do trabalho;</text:p>
      <text:p text:style-name="P24">• O alinhamento deve ser realizado na margem esquerda;<text:line-break/>• O espacejamento é simples entre uma linha e outra;<text:line-break/>• O espacejamento é duplo entre uma referência e outra;</text:p>
      <text:p text:style-name="P24">• O título da obra é em negrito;</text:p>
      <text:p text:style-name="P24">• Caso ocorra a presença de mais de uma obra por autor, deve ser retirado o nome e sobrenome e colocado o tracejado. </text:p>
      <text:p text:style-name="P24"/>
      <text:p text:style-name="P24">Segue o link da biblioteca digital para acesso as normas:</text:p>
      <text:p text:style-name="P22"><text:a xlink:type="simple" xlink:href="https://www.colaboraread.com.br/biblioteca/digital/padronizacao" text:style-name="Internet_20_link" text:visited-style-name="Visited_20_Internet_20_Link"><text:span text:style-name="Internet_20_link"><text:span text:style-name="T106">https://www.colaboraread.com.br/biblioteca/digital...</text:span></text:span></text:a></text:p>
      <text:p text:style-name="P24"/>
      <text:p text:style-name="P24">Bons estudos!<text:bookmark-end text:name="_Hlk64617374"/></text:p>
      <text:p text:style-name="Standard"/>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2.715cm"/>
          <style:tab-stop style:position="16.75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fo:font-weight="bold"/>
    </style:style>
    <style:style style:name="T2" style:family="text">
      <style:text-properties style:font-name="Symbol" fo:font-family="Symbol" style:font-name-complex="Symbol" style:font-family-complex="Symbol"/>
    </style:style>
    <style:style style:name="T3" style:family="text">
      <style:text-properties style:font-name="Courier New" fo:font-family="'Courier New'" style:font-name-complex="Courier New" style:font-family-complex="'Courier New'"/>
    </style:style>
    <style:style style:name="T4" style:family="text">
      <style:text-properties style:font-name="Wingdings" fo:font-family="Wingdings" style:font-name-complex="Wingdings" style:font-family-complex="Wingdings"/>
    </style:style>
    <style:style style:name="T5" style:family="text">
      <style:text-properties style:font-name="Symbol" fo:font-family="Symbol" style:font-name-complex="Symbol" style:font-family-complex="Symbol"/>
    </style:style>
    <style:style style:name="T6" style:family="text">
      <style:text-properties style:font-name="Courier New" fo:font-family="'Courier New'" style:font-name-complex="Courier New" style:font-family-complex="'Courier New'"/>
    </style:style>
    <style:style style:name="T7" style:family="text">
      <style:text-properties style:font-name="Wingdings" fo:font-family="Wingdings" style:font-name-complex="Wingdings" style:font-family-complex="Wingdings"/>
    </style:style>
    <style:style style:name="T8" style:family="text">
      <style:text-properties style:font-name="Symbol" fo:font-family="Symbol" style:font-name-complex="Symbol" style:font-family-complex="Symbol"/>
    </style:style>
    <style:style style:name="T9" style:family="text">
      <style:text-properties style:font-name="Courier New" fo:font-family="'Courier New'" style:font-name-complex="Courier New" style:font-family-complex="'Courier New'"/>
    </style:style>
    <style:style style:name="T10" style:family="text">
      <style:text-properties style:font-name="Wingdings" fo:font-family="Wingdings" style:font-name-complex="Wingdings" style:font-family-complex="Wingdings"/>
    </style:style>
    <style:style style:name="T11" style:family="text">
      <style:text-properties style:font-name="Symbol" fo:font-family="Symbol" style:font-name-complex="Symbol" style:font-family-complex="Symbol"/>
    </style:style>
    <style:style style:name="T12" style:family="text">
      <style:text-properties style:font-name="Courier New" fo:font-family="'Courier New'" style:font-name-complex="Courier New" style:font-family-complex="'Courier New'"/>
    </style:style>
    <style:style style:name="T13" style:family="text">
      <style:text-properties style:font-name="Wingdings" fo:font-family="Wingdings" style:font-name-complex="Wingdings" style:font-family-complex="Wingdings"/>
    </style:style>
    <style:style style:name="T14" style:family="text">
      <style:text-properties style:font-name="Symbol" fo:font-family="Symbol" style:font-name-complex="Symbol" style:font-family-complex="Symbol"/>
    </style:style>
    <style:style style:name="T15" style:family="text">
      <style:text-properties style:font-name="Courier New" fo:font-family="'Courier New'" style:font-name-complex="Courier New" style:font-family-complex="'Courier New'"/>
    </style:style>
    <style:style style:name="T16" style:family="text">
      <style:text-properties style:font-name="Wingdings" fo:font-family="Wingdings" style:font-name-complex="Wingdings" style:font-family-complex="Wingdings"/>
    </style:style>
    <style:style style:name="T17" style:family="text">
      <style:text-properties style:font-name="Symbol" fo:font-family="Symbol" style:font-name-complex="Symbol" style:font-family-complex="Symbol"/>
    </style:style>
    <style:style style:name="T18" style:family="text">
      <style:text-properties style:font-name="Courier New" fo:font-family="'Courier New'" style:font-name-complex="Courier New" style:font-family-complex="'Courier New'"/>
    </style:style>
    <style:style style:name="T19" style:family="text">
      <style:text-properties style:font-name="Wingdings" fo:font-family="Wingdings" style:font-name-complex="Wingdings" style:font-family-complex="Wingdings"/>
    </style:style>
    <style:style style:name="T20" style:family="text">
      <style:text-properties style:font-name="Arial" fo:font-family="Arial" style:font-name-complex="Arial" style:font-family-complex="Arial"/>
    </style:style>
    <style:style style:name="T21" style:family="text">
      <style:text-properties style:font-name="Arial" fo:font-family="Arial" style:font-name-complex="Arial" style:font-family-complex="Arial"/>
    </style:style>
    <style:style style:name="T22" style:family="text">
      <style:text-properties style:font-name="Arial" fo:font-family="Arial" style:font-name-complex="Arial" style:font-family-complex="Arial"/>
    </style:style>
    <style:style style:name="T23" style:family="text">
      <style:text-properties style:font-name="Arial" fo:font-family="Arial" style:font-name-complex="Arial" style:font-family-complex="Arial"/>
    </style:style>
    <style:style style:name="T24" style:family="text">
      <style:text-properties style:font-name="Arial" fo:font-family="Arial" style:font-name-complex="Arial" style:font-family-complex="Arial"/>
    </style:style>
    <style:style style:name="T25" style:family="text">
      <style:text-properties style:font-name="Arial" fo:font-family="Arial" style:font-name-complex="Arial" style:font-family-complex="Arial"/>
    </style:style>
    <style:style style:name="T26" style:family="text">
      <style:text-properties style:font-name="Arial" fo:font-family="Arial" style:font-name-complex="Arial" style:font-family-complex="Arial"/>
    </style:style>
    <style:style style:name="T27" style:family="text">
      <style:text-properties style:font-name="Arial" fo:font-family="Arial" style:font-name-complex="Arial" style:font-family-complex="Arial"/>
    </style:style>
    <style:style style:name="T28" style:family="text">
      <style:text-properties style:font-name="Arial" fo:font-family="Arial" style:font-name-complex="Arial" style:font-family-complex="Arial"/>
    </style:style>
    <style:style style:name="T29" style:family="text">
      <style:text-properties style:font-name="Symbol" fo:font-family="Symbol" fo:font-size="10pt" style:font-name-complex="Symbol" style:font-family-complex="Symbol"/>
    </style:style>
    <style:style style:name="T30" style:family="text">
      <style:text-properties style:font-name="Courier New" fo:font-family="'Courier New'" fo:font-size="10pt" style:font-name-complex="Courier New" style:font-family-complex="'Courier New'"/>
    </style:style>
    <style:style style:name="T31" style:family="text">
      <style:text-properties style:font-name="Wingdings" fo:font-family="Wingdings" fo:font-size="10pt" style:font-name-complex="Wingdings" style:font-family-complex="Wingdings"/>
    </style:style>
    <style:style style:name="T32" style:family="text">
      <style:text-properties style:font-name="Wingdings" fo:font-family="Wingdings" fo:font-size="10pt" style:font-name-complex="Wingdings" style:font-family-complex="Wingdings"/>
    </style:style>
    <style:style style:name="T33" style:family="text">
      <style:text-properties style:font-name="Wingdings" fo:font-family="Wingdings" fo:font-size="10pt" style:font-name-complex="Wingdings" style:font-family-complex="Wingdings"/>
    </style:style>
    <style:style style:name="T34" style:family="text">
      <style:text-properties style:font-name="Wingdings" fo:font-family="Wingdings" fo:font-size="10pt" style:font-name-complex="Wingdings" style:font-family-complex="Wingdings"/>
    </style:style>
    <style:style style:name="T35" style:family="text">
      <style:text-properties style:font-name="Wingdings" fo:font-family="Wingdings" fo:font-size="10pt" style:font-name-complex="Wingdings" style:font-family-complex="Wingdings"/>
    </style:style>
    <style:style style:name="T36" style:family="text">
      <style:text-properties style:font-name="Wingdings" fo:font-family="Wingdings" fo:font-size="10pt" style:font-name-complex="Wingdings" style:font-family-complex="Wingdings"/>
    </style:style>
    <style:style style:name="T37" style:family="text">
      <style:text-properties style:font-name="Wingdings" fo:font-family="Wingdings" fo:font-size="10pt" style:font-name-complex="Wingdings" style:font-family-complex="Wingdings"/>
    </style:style>
    <style:style style:name="T38" style:family="text">
      <style:text-properties style:font-name="Symbol" fo:font-family="Symbol" fo:font-size="10pt" style:font-name-complex="Symbol" style:font-family-complex="Symbol"/>
    </style:style>
    <style:style style:name="T39" style:family="text">
      <style:text-properties style:font-name="Courier New" fo:font-family="'Courier New'" fo:font-size="10pt" style:font-name-complex="Courier New" style:font-family-complex="'Courier New'"/>
    </style:style>
    <style:style style:name="T40" style:family="text">
      <style:text-properties style:font-name="Wingdings" fo:font-family="Wingdings" fo:font-size="10pt" style:font-name-complex="Wingdings" style:font-family-complex="Wingdings"/>
    </style:style>
    <style:style style:name="T41" style:family="text">
      <style:text-properties style:font-name="Wingdings" fo:font-family="Wingdings" fo:font-size="10pt" style:font-name-complex="Wingdings" style:font-family-complex="Wingdings"/>
    </style:style>
    <style:style style:name="T42" style:family="text">
      <style:text-properties style:font-name="Wingdings" fo:font-family="Wingdings" fo:font-size="10pt" style:font-name-complex="Wingdings" style:font-family-complex="Wingdings"/>
    </style:style>
    <style:style style:name="T43" style:family="text">
      <style:text-properties style:font-name="Wingdings" fo:font-family="Wingdings" fo:font-size="10pt" style:font-name-complex="Wingdings" style:font-family-complex="Wingdings"/>
    </style:style>
    <style:style style:name="T44" style:family="text">
      <style:text-properties style:font-name="Wingdings" fo:font-family="Wingdings" fo:font-size="10pt" style:font-name-complex="Wingdings" style:font-family-complex="Wingdings"/>
    </style:style>
    <style:style style:name="T45" style:family="text">
      <style:text-properties style:font-name="Wingdings" fo:font-family="Wingdings" fo:font-size="10pt" style:font-name-complex="Wingdings" style:font-family-complex="Wingdings"/>
    </style:style>
    <style:style style:name="T46" style:family="text">
      <style:text-properties style:font-name="Wingdings" fo:font-family="Wingdings" fo:font-size="10pt" style:font-name-complex="Wingdings" style:font-family-complex="Wingdings"/>
    </style:style>
    <style:style style:name="T47" style:family="text"/>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2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3"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4"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5"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6"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7"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8"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5"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office:automatic-styles>
  <office:master-styles>
    <style:master-page style:name="Standard" style:page-layout-name="Mpm1"/>
    <style:master-page style:name="MasterPage2"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3"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4</meta:editing-cycles>
    <meta:editing-duration>PT27M40S</meta:editing-duration>
    <dc:date>2022-04-25T21:05:41.268783321</dc:date>
    <meta:document-statistic meta:table-count="0" meta:image-count="0" meta:object-count="0" meta:page-count="15" meta:paragraph-count="96" meta:word-count="1582" meta:character-count="10448" meta:non-whitespace-character-count="8962"/>
  </office:meta>
</office:document-meta>
</file>